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marker-start="Arrow" draw:textarea-horizontal-align="center" draw:textarea-vertical-align="middle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margin-left="0.318cm" fo:margin-right="0cm" fo:text-indent="-0.318cm" style:text-autospace="none">
        <style:tab-stops>
          <style:tab-stop style:position="0.318cm"/>
        </style:tab-stops>
      </style:paragraph-properties>
    </style:style>
    <style:style style:name="P5" style:family="paragraph">
      <style:paragraph-properties fo:margin-left="0.635cm" fo:margin-right="0cm" fo:text-indent="0cm" style:text-autospace="none"/>
    </style:style>
    <style:style style:name="T1" style:family="text">
      <style:text-properties fo:language="en" fo:country="US"/>
    </style:style>
    <style:style style:name="T2" style:family="text">
      <style:text-properties fo:font-size="8pt" fo:language="en" fo:country="US" style:font-size-asian="8pt" style:font-size-complex="4.59999990463257pt"/>
    </style:style>
    <style:style style:name="T3" style:family="text">
      <style:text-properties fo:font-size="8pt" fo:language="en" fo:country="US" fo:font-weight="bold" style:font-size-asian="8pt" style:font-weight-asian="bold" style:font-size-complex="4.59999990463257pt" style:font-weight-complex="bold"/>
    </style:style>
    <style:style style:name="T4" style:family="text">
      <style:text-properties fo:font-size="8pt" fo:language="en" fo:country="US" fo:font-weight="normal" style:font-size-asian="8pt" style:font-weight-asian="normal" style:font-size-complex="4.59999990463257pt" style:font-weight-complex="normal"/>
    </style:style>
    <style:style style:name="T5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5.69999980926514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language="en" fo:country="US" fo:font-weight="bold" style:font-size-asian="8pt" style:font-weight-asian="bold" style:font-size-complex="8pt" style:font-weight-complex="bold"/>
    </style:style>
    <style:style style:name="T10" style:family="text">
      <style:text-properties fo:font-size="8pt" fo:language="en" fo:country="US" style:font-size-asian="8pt" style:font-size-complex="8pt"/>
    </style:style>
    <style:style style:name="T11" style:family="text">
      <style:text-properties fo:font-size="10pt" style:font-size-asian="10pt" style:font-size-complex="5.69999980926514pt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8pt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fo:language="en" fo:country="US" style:font-size-asian="10pt" style:font-size-complex="5.69999980926514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13.5cm" svg:height="16.5cm" svg:x="1cm" svg:y="1cm">
          <text:p text:style-name="P1"><text:span text:style-name="T1">Grid</text:span></text:p>
          <text:p text:style-name="P1"><text:span text:style-name="T2">package org.apache.tapestry5.corelib.components;</text:span></text:p>
          <text:p text:style-name="P1"><text:span text:style-name="T2"/></text:p>
          <text:p text:style-name="P1"><text:span text:style-name="T3">@Parameter GridDataSource source;</text:span><text:span text:style-name="T2"> source of data</text:span></text:p>
          <text:p text:style-name="P1"><text:span text:style-name="T3">GridDataSource cachingSource;</text:span><text:span text:style-name="T2"> wrapper around the provided GridDataSource</text:span><text:span text:style-name="T2"><text:tab/></text:span><text:span text:style-name="T2"><text:tab/></text:span></text:p>
          <text:p text:style-name="P1"><text:span text:style-name="T3">@Parameter int rowsPerPage</text:span><text:span text:style-name="T4"> The number of rows of data displayed on each page</text:span></text:p>
          <text:p text:style-name="P1"><text:span text:style-name="T3">@Parameter GridPagerPosition pagerPosition;</text:span><text:span text:style-name="T4"> = top|bottom</text:span></text:p>
          <text:p text:style-name="P1"><text:span text:style-name="T3">@Parameter Object row;</text:span><text:span text:style-name="T4">Used to store the current object being rendered</text:span></text:p>
          <text:p text:style-name="P1"><text:span text:style-name="T3">@Parameter int columnIndex</text:span><text:span text:style-name="T2">;the index of the column being rendered</text:span></text:p>
          <text:p text:style-name="P1"><text:span text:style-name="T3">@Parameter BeanModel model;</text:span><text:span text:style-name="T2"> model used to identify the properties </text:span></text:p>
          <text:p text:style-name="P1"><text:span text:style-name="T2"><text:s text:c="25"/></text:span><text:span text:style-name="T2">to be presented and the order of presentation</text:span></text:p>
          <text:p text:style-name="P1"><text:span text:style-name="T3">BeanModel dataModel</text:span><text:span text:style-name="T2"> model parameter after modification</text:span></text:p>
          <text:p text:style-name="P1"><text:span text:style-name="T3">@Parameter GridSortModel sortModel</text:span><text:span text:style-name="T2"> used to handle sorting of the Grid</text:span></text:p>
          <text:p text:style-name="P1"><text:span text:style-name="T3">@Parameter String add</text:span><text:span text:style-name="T2"> comma-seperated list of property names to be added</text:span></text:p>
          <text:p text:style-name="P1"><text:span text:style-name="T3">@Parameter String include</text:span><text:span text:style-name="T2"> </text:span><text:span text:style-name="T4">comma-separated list of property names to be retained</text:span></text:p>
          <text:p text:style-name="P1"><text:span text:style-name="T3">@Parameter String exclude</text:span><text:span text:style-name="T4"> comma-separated list of property names to be removed</text:span></text:p>
          <text:p text:style-name="P1"><text:span text:style-name="T3">@Parameter String reorder</text:span><text:span text:style-name="T4"> comma-separated list of property names indicating the order</text:span></text:p>
          <text:p text:style-name="P1"><text:span text:style-name="T3">@Parameter Block empty</text:span><text:span text:style-name="T4"> A Block to render instead of the table (and pager, etc.)</text:span></text:p>
          <text:p text:style-name="P1"><text:span text:style-name="T4"><text:s text:c="28"/></text:span><text:span text:style-name="T4">when the source is empty</text:span></text:p>
          <text:p text:style-name="P1"><text:span text:style-name="T3">@Parameter String tableClass</text:span><text:span text:style-name="T4"> CSS class for the &lt;table&gt; element</text:span></text:p>
          <text:p text:style-name="P1"><text:span text:style-name="T3">@Parameter boolean inPlace</text:span><text:span text:style-name="T4"> If true, then the Grid will be wrapped in an element;</text:span></text:p>
          <text:p text:style-name="P1"><text:span text:style-name="T4"><text:s text:c="28"/></text:span><text:span text:style-name="T4">all the paging and sorting links will refresh the zone,</text:span></text:p>
          <text:p text:style-name="P1"><text:span text:style-name="T4"><text:s text:c="28"/></text:span><text:span text:style-name="T4">repainting the entire grid within it, </text:span></text:p>
          <text:p text:style-name="P1"><text:span text:style-name="T4"><text:s text:c="28"/></text:span><text:span text:style-name="T4">but leaving the rest of the page (outside the zone) unchanged.</text:span></text:p>
          <text:p text:style-name="P1"><text:span text:style-name="T3">String zone</text:span><text:span text:style-name="T4"> The name of the psuedo-zone that encloses the Grid</text:span></text:p>
          <text:p text:style-name="P1"><text:span text:style-name="T3">boolean didRenderZoneDiv</text:span><text:span text:style-name="T4"> <text:s/>???</text:span></text:p>
          <text:p text:style-name="P1"><text:span text:style-name="T3">Integer currentPage</text:span><text:span text:style-name="T4"> <text:s/>???</text:span></text:p>
          <text:p text:style-name="P1"><text:span text:style-name="T3">String sortColumnId</text:span><text:span text:style-name="T4"> ???</text:span></text:p>
          <text:p text:style-name="P1"><text:span text:style-name="T3">Boolean sortAscending</text:span><text:span text:style-name="T4"> ???</text:span></text:p>
          <text:p text:style-name="P1"><text:span text:style-name="T3">@Inject private ComponentResources resources</text:span><text:span text:style-name="T4"> </text:span></text:p>
          <text:p text:style-name="P1"><text:span text:style-name="T3">@Inject private BeanModelSource modelSource;</text:span><text:span text:style-name="T4"> </text:span></text:p>
          <text:p text:style-name="P1"><text:span text:style-name="T3">@Environmental ClientBehaviorSupport clientBehaviorSupport;</text:span><text:span text:style-name="T4"> </text:span></text:p>
          <text:p text:style-name="P1"><text:span text:style-name="T4"/></text:p>
          <text:p text:style-name="P1"><text:span text:style-name="T4">@Component GridColumns columns</text:span></text:p>
          <text:p text:style-name="P1"><text:span text:style-name="T4">@Component GridRows rows</text:span></text:p>
          <text:p text:style-name="P1"><text:span text:style-name="T4"/></text:p>
          <text:p text:style-name="P1"><text:span text:style-name="T4">@Component GridPager pager</text:span></text:p>
          <text:p text:style-name="P1"><text:span text:style-name="T4">@Component Delegate pagerTop</text:span></text:p>
          <text:p text:style-name="P1"><text:span text:style-name="T4">@Component Delegate pagerBottom</text:span></text:p>
          <text:p text:style-name="P1"><text:span text:style-name="T4">@Component Any table</text:span></text:p>
          <text:p text:style-name="P1"><text:span text:style-name="T4">@Environmental(false) FormSupport formSupport</text:span></text:p>
          <text:p text:style-name="P1"><text:span text:style-name="T4"/></text:p>
          <text:p text:style-name="P1"><text:span text:style-name="T4">@Inject Request request;</text:span></text:p>
          <text:p text:style-name="P1"><text:span text:style-name="T4">@Environmental RenderSupport renderSupport;</text:span></text:p>
          <text:p text:style-name="P1"><text:span text:style-name="T4"/></text:p>
          <text:p text:style-name="P1"><text:span text:style-name="T4">@Parameter PropertyOverrides overrides</text:span></text:p>
          <text:p text:style-name="P1"><text:span text:style-name="T4">@Environmental ComponentEventResultProcessor componentEventResultProcessor;</text:span></text:p>
          <text:p text:style-name="P1"><text:span text:style-name="T4">@Inject ComponentDefaultProvider defaultsProvider;</text:span></text:p>
          <text:p text:style-name="P1"><text:span text:style-name="T4"/></text:p>
        </draw:rect>
        <draw:rect draw:style-name="gr1" draw:text-style-name="P2" draw:id="id2" draw:layer="layout" svg:width="14.5cm" svg:height="5cm" svg:x="16cm" svg:y="1.5cm">
          <text:p text:style-name="P3"><text:span text:style-name="T5">BeanModelSource</text:span></text:p>
          <text:p text:style-name="P3"><text:span text:style-name="T4">package org.apache.tapestry5.services;</text:span></text:p>
          <text:p text:style-name="P3"><text:span text:style-name="T4"/></text:p>
          <text:p text:style-name="P3"><text:span text:style-name="T3">&lt;T&gt; BeanModel&lt;T&gt; createDisplayModel(Class rowType, Messages messages);</text:span></text:p>
          <text:p text:style-name="P3"><text:span text:style-name="T4"><text:s text:c="5"/></text:span><text:span text:style-name="T4">Creates a model for display purposes; this may include properties which are read-only.</text:span></text:p>
          <text:p text:style-name="P3"><text:span text:style-name="T4"/></text:p>
          <text:p text:style-name="P3"><text:span text:style-name="T3">&lt;T&gt; BeanModel&lt;T&gt; createEditModel(Class&lt;T&gt; beanClass, Messages messages);</text:span></text:p>
          <text:p text:style-name="P3"><text:span text:style-name="T4"><text:s text:c="5"/></text:span><text:span text:style-name="T4">Creates a model for edit and update purposes</text:span></text:p>
          <text:p text:style-name="P3"><text:span text:style-name="T4"/></text:p>
          <text:p text:style-name="P3"><text:span text:style-name="T3">&lt;T&gt; BeanModel&lt;T&gt; create(Class&lt;T&gt; beanClass, boolean filterReadOnlyProperties, Messages messages);</text:span></text:p>
          <text:p text:style-name="P3"><text:span text:style-name="T4"><text:s text:c="5"/></text:span><text:span text:style-name="T4">Creates a new model used for editing the indicated bean class.</text:span></text:p>
          <text:p text:style-name="P3"><text:span text:style-name="T4"><text:s text:c="5"/></text:span><text:span text:style-name="T4">The model will represent all read/write properties</text:span></text:p>
        </draw:rect>
        <draw:connector draw:style-name="gr2" draw:text-style-name="P2" draw:layer="layout" svg:x1="14.5cm" svg:y1="9.25cm" svg:x2="16cm" svg:y2="4cm" draw:start-shape="id1" draw:start-glue-point="1" draw:end-shape="id2" draw:end-glue-point="3" svg:d="m14500 9250h750v-5250h750">
          <text:p/>
        </draw:connector>
        <draw:rect draw:style-name="gr1" draw:text-style-name="P2" draw:id="id4" draw:layer="layout" svg:width="11.5cm" svg:height="3.5cm" svg:x="1cm" svg:y="21cm">
          <text:p text:style-name="P1"><text:span text:style-name="T6">GridDataSource (</text:span><text:span text:style-name="T7">Interface</text:span><text:span text:style-name="T6">)</text:span></text:p>
          <text:p text:style-name="P1"><text:span text:style-name="T8">Источник данных для </text:span><text:span text:style-name="T9">Grid</text:span></text:p>
          <text:p text:style-name="P4"><text:span text:style-name="T10">Int getAvailableRows() – </text:span><text:span text:style-name="T8">кол</text:span><text:span text:style-name="T10">-</text:span><text:span text:style-name="T8">во</text:span><text:span text:style-name="T10"> </text:span><text:span text:style-name="T8">строк</text:span></text:p>
          <text:p text:style-name="P4"><text:span text:style-name="T10">Class</text:span><text:span text:style-name="T8"> </text:span><text:span text:style-name="T10">getRowType</text:span><text:span text:style-name="T8">() – тип класса-строки</text:span></text:p>
          <text:p text:style-name="P4"><text:span text:style-name="T10">Object getRowValue(int i) – </text:span><text:span text:style-name="T8">достать</text:span><text:span text:style-name="T10"> i-</text:span><text:span text:style-name="T8">ю</text:span><text:span text:style-name="T10"> </text:span><text:span text:style-name="T8">строку</text:span></text:p>
          <text:p text:style-name="P4"><text:span text:style-name="T10">void</text:span><text:span text:style-name="T8"><text:tab/></text:span><text:span text:style-name="T10">prepare</text:span><text:span text:style-name="T8">(</text:span><text:span text:style-name="T10">int</text:span><text:span text:style-name="T8"> </text:span><text:span text:style-name="T10">startIndex</text:span><text:span text:style-name="T8">, </text:span><text:span text:style-name="T10">int</text:span><text:span text:style-name="T8"> </text:span><text:span text:style-name="T10">endIndex</text:span><text:span text:style-name="T8">, </text:span><text:span text:style-name="T10">List</text:span><text:span text:style-name="T8">&lt;</text:span><text:span text:style-name="T10">SortConstraint</text:span><text:span text:style-name="T8">&gt; </text:span><text:span text:style-name="T10">sortConstraints</text:span><text:span text:style-name="T8">) –</text:span></text:p>
          <text:p text:style-name="P4"><text:span text:style-name="T8">передать источнику данных параметры выборки и сортировки</text:span></text:p>
        </draw:rect>
        <draw:rect draw:style-name="gr1" draw:text-style-name="P2" draw:id="id3" draw:layer="layout" svg:width="12.5cm" svg:height="3.5cm" svg:x="1.5cm" svg:y="27.5cm">
          <text:p text:style-name="P1"><text:span text:style-name="T6">HibernateGridDataSource</text:span></text:p>
          <text:p text:style-name="P1"><text:span text:style-name="T8">Извлекает данные из БД для </text:span><text:span text:style-name="T9">Grid</text:span></text:p>
          <text:p text:style-name="P4"><text:span text:style-name="T10">Int getAvailableRows() – </text:span><text:span text:style-name="T8">кол</text:span><text:span text:style-name="T10">-</text:span><text:span text:style-name="T8">во</text:span><text:span text:style-name="T10"> </text:span><text:span text:style-name="T8">строк</text:span></text:p>
          <text:p text:style-name="P4"><text:span text:style-name="T10">Class</text:span><text:span text:style-name="T8"> </text:span><text:span text:style-name="T10">getRowType</text:span><text:span text:style-name="T8">() – тип класса-строки, возвращает тип первого элемента коллекции</text:span></text:p>
          <text:p text:style-name="P4"><text:span text:style-name="T10">Object getRowValue(int i) – </text:span><text:span text:style-name="T8">достать</text:span><text:span text:style-name="T10"> i-</text:span><text:span text:style-name="T8">ю</text:span><text:span text:style-name="T10"> </text:span><text:span text:style-name="T8">строку</text:span></text:p>
          <text:p text:style-name="P4"><text:span text:style-name="T10">void</text:span><text:span text:style-name="T8"><text:tab/></text:span><text:span text:style-name="T10">prepare</text:span><text:span text:style-name="T8">(</text:span><text:span text:style-name="T10">int</text:span><text:span text:style-name="T8"> </text:span><text:span text:style-name="T10">startIndex</text:span><text:span text:style-name="T8">, </text:span><text:span text:style-name="T10">int</text:span><text:span text:style-name="T8"> </text:span><text:span text:style-name="T10">endIndex</text:span><text:span text:style-name="T8">, </text:span><text:span text:style-name="T10">List</text:span><text:span text:style-name="T8">&lt;</text:span><text:span text:style-name="T10">SortConstraint</text:span><text:span text:style-name="T8">&gt; </text:span><text:span text:style-name="T10">sortConstraints</text:span><text:span text:style-name="T8">) – </text:span></text:p>
          <text:p text:style-name="P4"><text:span text:style-name="T8">передать источнику данных параметры выборки и сортировки</text:span></text:p>
          <text:p text:style-name="P4"><text:span text:style-name="T8">applyAdditionalConstraints() – дополнительные ограничения для извлекателя данных</text:span></text:p>
        </draw:rect>
        <draw:connector draw:style-name="gr3" draw:text-style-name="P2" draw:layer="layout" draw:line-skew="-0.001cm" svg:x1="14cm" svg:y1="29.25cm" svg:x2="12.5cm" svg:y2="22.75cm" draw:start-shape="id3" draw:start-glue-point="1" draw:end-shape="id4" draw:end-glue-point="1" svg:d="m14000 29250h500v-6500h-2000">
          <text:p/>
        </draw:connector>
        <draw:rect draw:style-name="gr1" draw:text-style-name="P2" draw:id="id5" draw:layer="layout" svg:width="5cm" svg:height="2cm" svg:x="1.5cm" svg:y="25cm">
          <text:p text:style-name="P1"><text:span text:style-name="T6">NullDataSource</text:span></text:p>
          <text:p text:style-name="P1"><text:span text:style-name="T11">Пустой источник данных</text:span></text:p>
        </draw:rect>
        <draw:connector draw:style-name="gr4" draw:text-style-name="P2" draw:layer="layout" draw:line-skew="1.499cm" svg:x1="12.5cm" svg:y1="22.75cm" svg:x2="6.5cm" svg:y2="26cm" draw:start-shape="id4" draw:start-glue-point="1" draw:end-shape="id5" draw:end-glue-point="1" svg:d="m12500 22750h2000v3250h-8000">
          <text:p/>
        </draw:connector>
        <draw:rect draw:style-name="gr1" draw:text-style-name="P2" draw:id="id6" draw:layer="layout" svg:width="12.5cm" svg:height="3.5cm" svg:x="1.5cm" svg:y="31.5cm">
          <text:p text:style-name="P1"><text:span text:style-name="T6">CollectionGridDataSource</text:span></text:p>
          <text:p text:style-name="P1"><text:span text:style-name="T8">Превращает коллекцию в источник данных для </text:span><text:span text:style-name="T9">Grid</text:span></text:p>
          <text:p text:style-name="P4"><text:span text:style-name="T10">Int getAvailableRows() – </text:span><text:span text:style-name="T8">кол</text:span><text:span text:style-name="T10">-</text:span><text:span text:style-name="T8">во</text:span><text:span text:style-name="T10"> </text:span><text:span text:style-name="T8">строк</text:span></text:p>
          <text:p text:style-name="P4"><text:span text:style-name="T10">Class</text:span><text:span text:style-name="T8"> </text:span><text:span text:style-name="T10">getRowType</text:span><text:span text:style-name="T8">() – тип класса-строки, возвращает тип первого элемента коллекции</text:span></text:p>
          <text:p text:style-name="P4"><text:span text:style-name="T10">Object getRowValue(int i) – </text:span><text:span text:style-name="T8">достать</text:span><text:span text:style-name="T10"> i-</text:span><text:span text:style-name="T8">ю</text:span><text:span text:style-name="T10"> </text:span><text:span text:style-name="T8">строку</text:span></text:p>
          <text:p text:style-name="P1"><text:span text:style-name="T10">void</text:span><text:span text:style-name="T8"><text:tab/></text:span><text:span text:style-name="T10">prepare</text:span><text:span text:style-name="T8">(</text:span><text:span text:style-name="T10">int</text:span><text:span text:style-name="T8"> </text:span><text:span text:style-name="T10">startIndex</text:span><text:span text:style-name="T8">, </text:span><text:span text:style-name="T10">int</text:span><text:span text:style-name="T8"> </text:span><text:span text:style-name="T12">endIndex</text:span><text:span text:style-name="T13">, </text:span><text:span text:style-name="T12">List</text:span><text:span text:style-name="T13">&lt;</text:span><text:span text:style-name="T12">SortConstraint</text:span><text:span text:style-name="T13">&gt; </text:span><text:span text:style-name="T12">sortConstraints</text:span><text:span text:style-name="T13">) – </text:span></text:p>
          <text:p text:style-name="P4"><text:span text:style-name="T13"><text:s text:c="5"/></text:span><text:span text:style-name="T13">передать источнику данных параметры выборки и сортировки</text:span></text:p>
        </draw:rect>
        <draw:connector draw:style-name="gr4" draw:text-style-name="P2" draw:layer="layout" draw:line-skew="-0.001cm" svg:x1="12.5cm" svg:y1="22.75cm" svg:x2="14cm" svg:y2="33.25cm" draw:start-shape="id4" draw:start-glue-point="1" draw:end-shape="id6" draw:end-glue-point="1" svg:d="m12500 22750h2000v10500h-500">
          <text:p/>
        </draw:connector>
        <draw:rect draw:style-name="gr1" draw:text-style-name="P2" draw:id="id7" draw:layer="layout" svg:width="12.5cm" svg:height="4cm" svg:x="16cm" svg:y="7cm">
          <text:p text:style-name="P1"><text:span text:style-name="T1">BeanModel</text:span>&lt;<text:span text:style-name="T1">T</text:span>&gt; (<text:span text:style-name="T14">Interface</text:span>)</text:p>
          <text:p text:style-name="P1"><text:span text:style-name="T8">Информация для построения интерфейса (просмотр, редактор, создание и т.д.)</text:span></text:p>
          <text:p text:style-name="P4"><text:span text:style-name="T9">PropertyModel <text:s/>add(String propertyName)</text:span><text:span text:style-name="T10"> – добавление нового свойства.</text:span></text:p>
          <text:p text:style-name="P4"><text:span text:style-name="T9">exclude(String … propertyNames)</text:span><text:span text:style-name="T10"> – </text:span><text:span text:style-name="T8">удалить</text:span><text:span text:style-name="T10"> </text:span><text:span text:style-name="T8">свойства</text:span><text:span text:style-name="T10">.</text:span></text:p>
          <text:p text:style-name="P4"><text:span text:style-name="T9">Class</text:span><text:span text:style-name="T15">&lt;</text:span><text:span text:style-name="T9">T</text:span><text:span text:style-name="T15">&gt; </text:span><text:span text:style-name="T9">getBeanType</text:span><text:span text:style-name="T15">()</text:span><text:span text:style-name="T8"> – возвращает начальный тип данных.</text:span></text:p>
          <text:p text:style-name="P4"><text:span text:style-name="T9">PropertyModel</text:span><text:span text:style-name="T15"> </text:span><text:span text:style-name="T9">getById</text:span><text:span text:style-name="T15">(</text:span><text:span text:style-name="T9">String</text:span><text:span text:style-name="T15"> </text:span><text:span text:style-name="T9">propertyId</text:span><text:span text:style-name="T15">)</text:span><text:span text:style-name="T8"> – извлечь свойство по идентификатору.</text:span></text:p>
          <text:p text:style-name="P4"><text:span text:style-name="T9">List&lt;String&gt;</text:span><text:span text:style-name="T9"><text:tab/></text:span><text:span text:style-name="T9">getPropertyNames()</text:span><text:span text:style-name="T10"> – </text:span><text:span text:style-name="T8">достать</text:span><text:span text:style-name="T10"> </text:span><text:span text:style-name="T8">список</text:span><text:span text:style-name="T10"> </text:span><text:span text:style-name="T8">свойств</text:span><text:span text:style-name="T10">.</text:span></text:p>
          <text:p text:style-name="P4"><text:span text:style-name="T9">BeanModel include(String... propertyNames)</text:span><text:span text:style-name="T10"> – </text:span><text:span text:style-name="T8">переупорядочить</text:span><text:span text:style-name="T10"> </text:span><text:span text:style-name="T8">свойства</text:span><text:span text:style-name="T10">.</text:span></text:p>
          <text:p text:style-name="P4"><text:span text:style-name="T15">T newInstance()</text:span><text:span text:style-name="T8"> –Создать новый объект типа </text:span><text:span text:style-name="T10">T</text:span></text:p>
          <text:p text:style-name="P4"><text:span text:style-name="T9">PropertyModel get(String propertyName)</text:span><text:span text:style-name="T10"> – </text:span><text:span text:style-name="T8">извлечь</text:span><text:span text:style-name="T10"> </text:span><text:span text:style-name="T8">свойство</text:span><text:span text:style-name="T10"> </text:span><text:span text:style-name="T8">по</text:span><text:span text:style-name="T10"> </text:span><text:span text:style-name="T8">имени</text:span><text:span text:style-name="T10">.</text:span></text:p>
        </draw:rect>
        <draw:connector draw:style-name="gr2" draw:text-style-name="P2" draw:layer="layout" svg:x1="14.5cm" svg:y1="9.25cm" svg:x2="16cm" svg:y2="9cm" draw:start-shape="id1" draw:start-glue-point="1" draw:end-shape="id7" draw:end-glue-point="3" svg:d="m14500 9250h750v-250h750">
          <text:p/>
        </draw:connector>
        <draw:connector draw:style-name="gr2" draw:text-style-name="P2" draw:layer="layout" svg:x1="23.25cm" svg:y1="6.5cm" svg:x2="22.25cm" svg:y2="7cm" draw:start-shape="id2" draw:start-glue-point="2" draw:end-shape="id7" draw:end-glue-point="0" svg:d="m23250 6500v250h-1000v250">
          <text:p/>
        </draw:connector>
        <draw:rect draw:style-name="gr1" draw:text-style-name="P2" draw:id="id8" draw:layer="layout" svg:width="12.5cm" svg:height="5cm" svg:x="16cm" svg:y="11.5cm">
          <text:p text:style-name="P1"><text:span text:style-name="T14">Interface</text:span><text:span text:style-name="T11"> </text:span><text:span text:style-name="T16">PropertyModel</text:span></text:p>
          <text:p text:style-name="P1"><text:span text:style-name="T8">Описание одного атрибута </text:span></text:p>
          <text:p text:style-name="P4"><text:span text:style-name="T10">PropertyModel</text:span><text:span text:style-name="T10"><text:tab/></text:span><text:span text:style-name="T10">dataType(String dataType)</text:span><text:span text:style-name="T8"> – изменяет тип данных</text:span></text:p>
          <text:p text:style-name="P4"><text:span text:style-name="T10">PropertyConduit</text:span><text:span text:style-name="T8"> </text:span><text:span text:style-name="T10">getConduit</text:span><text:span text:style-name="T8">() – возвращает объект для чтения и изменения свойства</text:span></text:p>
          <text:p text:style-name="P4"><text:span text:style-name="T8">String getDataType() – получить тип данных</text:span></text:p>
          <text:p text:style-name="P4"><text:span text:style-name="T8">String getId() – получить идентификатор атрибута</text:span></text:p>
          <text:p text:style-name="P4"><text:span text:style-name="T8">String getLabel() – получить человеческую подпись</text:span></text:p>
          <text:p text:style-name="P4"><text:span text:style-name="T8">String getPropertyName() – получить имя атрибута</text:span></text:p>
          <text:p text:style-name="P4"><text:span text:style-name="T8">Class getPropertyType() – получить тип атрибута</text:span></text:p>
          <text:p text:style-name="P4"><text:span text:style-name="T8">Boolean isSortable() – можно ли сортировать</text:span></text:p>
          <text:p text:style-name="P4"><text:span text:style-name="T8">PropertyModel label(String label) – установить человеческую подпись</text:span></text:p>
          <text:p text:style-name="P4"><text:span text:style-name="T8">BeanModel model() – ссылка на класс, в котором находиться данный атрибут</text:span></text:p>
          <text:p text:style-name="P4"><text:span text:style-name="T10">PropertyModel</text:span><text:span text:style-name="T8"> </text:span><text:span text:style-name="T10">sortable</text:span><text:span text:style-name="T8">(</text:span><text:span text:style-name="T10">boolean</text:span><text:span text:style-name="T8"> </text:span><text:span text:style-name="T10">sortable</text:span><text:span text:style-name="T8">) – изменить свойство «поддаётся сортировке»</text:span></text:p>
        </draw:rect>
        <draw:connector draw:style-name="gr2" draw:text-style-name="P2" draw:layer="layout" svg:x1="22.25cm" svg:y1="11.5cm" svg:x2="22.25cm" svg:y2="11cm" draw:start-shape="id8" draw:start-glue-point="0" draw:end-shape="id7" draw:end-glue-point="2" svg:d="m22250 11500v-500">
          <text:p/>
        </draw:connector>
        <draw:rect draw:style-name="gr1" draw:text-style-name="P2" draw:id="id11" draw:layer="layout" svg:width="12.5cm" svg:height="2.5cm" svg:x="16cm" svg:y="17cm">
          <text:p text:style-name="P1"><text:span text:style-name="T14">Interface</text:span><text:span text:style-name="T11"> </text:span><text:span text:style-name="T16">PropertyConduit</text:span></text:p>
          <text:p text:style-name="P1"><text:span text:style-name="T8">Читатель/писатель свойства </text:span></text:p>
          <text:p text:style-name="P4"><text:span text:style-name="T10">Object</text:span><text:span text:style-name="T8"> </text:span><text:span text:style-name="T10">get(Object instance) – </text:span><text:span text:style-name="T8">извлечь</text:span><text:span text:style-name="T10"> </text:span><text:span text:style-name="T8">свойство</text:span><text:span text:style-name="T10"> </text:span><text:span text:style-name="T8">из</text:span><text:span text:style-name="T10"> </text:span><text:span text:style-name="T8">объекта</text:span></text:p>
          <text:p text:style-name="P4"><text:span text:style-name="T10">Class</text:span><text:span text:style-name="T8"> </text:span><text:span text:style-name="T10">getPropertyType</text:span><text:span text:style-name="T8">() – получить тип свойства</text:span></text:p>
          <text:p text:style-name="P4"><text:span text:style-name="T10">void set(Object instance, Object value) – </text:span><text:span text:style-name="T8">установить</text:span><text:span text:style-name="T10"> </text:span><text:span text:style-name="T8">свойство</text:span><text:span text:style-name="T10"> </text:span><text:span text:style-name="T8">объекта</text:span></text:p>
        </draw:rect>
        <draw:rect draw:style-name="gr1" draw:text-style-name="P2" draw:layer="layout" svg:width="9.5cm" svg:height="3cm" svg:x="10.5cm" svg:y="39.5cm">
          <text:p text:style-name="P1"><text:span text:style-name="T11">Interface </text:span><text:span text:style-name="T6">GridModel</text:span></text:p>
          <text:p text:style-name="P1"><text:span text:style-name="T8">Данные для компоненты </text:span><text:span text:style-name="T9">Grid</text:span></text:p>
          <text:p text:style-name="P4"><text:span text:style-name="T10">GridDataSource getDataSource() – </text:span><text:span text:style-name="T8">источник</text:span><text:span text:style-name="T10"> </text:span><text:span text:style-name="T8">данных</text:span><text:span text:style-name="T10"> </text:span><text:span text:style-name="T8">для</text:span><text:span text:style-name="T10"> Grid</text:span></text:p>
          <text:p text:style-name="P4"><text:span text:style-name="T10">GridSortModel</text:span><text:span text:style-name="T8"> </text:span><text:span text:style-name="T10">getSortModel</text:span><text:span text:style-name="T8">() – описание сортировки в таблице</text:span></text:p>
          <text:p text:style-name="P4"><text:span text:style-name="T10">BeanModel</text:span><text:span text:style-name="T8"><text:tab/></text:span><text:span text:style-name="T10">getDataModel</text:span><text:span text:style-name="T8">() – модель данных (список колонок),</text:span></text:p>
          <text:p text:style-name="P4"><text:span text:style-name="T8"><text:s text:c="40"/></text:span><text:span text:style-name="T8">обеспечивает доступ к данным строки</text:span></text:p>
        </draw:rect>
        <draw:rect draw:style-name="gr1" draw:text-style-name="P2" draw:id="id10" draw:layer="layout" svg:width="8cm" svg:height="2cm" svg:x="15cm" svg:y="21cm">
          <text:p text:style-name="P1"><text:span text:style-name="T11">Interface </text:span><text:span text:style-name="T6">GridSortModel</text:span></text:p>
          <text:p text:style-name="P1"><text:span text:style-name="T8">Контейнер для способов сортировки. </text:span></text:p>
          <text:p text:style-name="P1"><text:span text:style-name="T8">Хранит соответствие имя_колонки+способ сортировки</text:span></text:p>
        </draw:rect>
        <draw:rect draw:style-name="gr1" draw:text-style-name="P2" draw:id="id9" draw:layer="layout" svg:width="8cm" svg:height="1.5cm" svg:x="15cm" svg:y="23.5cm">
          <text:p text:style-name="P1"><text:span text:style-name="T1">Enum</text:span><text:span text:style-name="T6"> </text:span><text:span text:style-name="T16">ColumnSort</text:span></text:p>
          <text:p text:style-name="P1"><text:span text:style-name="T8">Метки способа сортировки</text:span></text:p>
          <text:p text:style-name="P5"><text:span text:style-name="T10">ASCENDING|</text:span><text:span text:style-name="T8">DESCENDING|UNSORTED </text:span></text:p>
        </draw:rect>
        <draw:connector draw:style-name="gr2" draw:text-style-name="P2" draw:layer="layout" svg:x1="19cm" svg:y1="23.5cm" svg:x2="19cm" svg:y2="23cm" draw:start-shape="id9" draw:start-glue-point="0" draw:end-shape="id10" draw:end-glue-point="2" svg:d="m19000 23500v-500">
          <text:p/>
        </draw:connector>
        <draw:rect draw:style-name="gr1" draw:text-style-name="P2" draw:layer="layout" svg:width="5cm" svg:height="2cm" svg:x="15cm" svg:y="35cm">
          <text:p text:style-name="P1"><text:span text:style-name="T6">GridConstants</text:span></text:p>
          <text:p text:style-name="P1"><text:span text:style-name="T8">Список стилей </text:span><text:span text:style-name="T10">CSS</text:span></text:p>
          <text:p text:style-name="P1"><text:span text:style-name="T8">Для отображения таблицы</text:span></text:p>
        </draw:rect>
        <draw:rect draw:style-name="gr1" draw:text-style-name="P2" draw:id="id12" draw:layer="layout" svg:width="6cm" svg:height="1.5cm" svg:x="1.5cm" svg:y="35.5cm">
          <text:p text:style-name="P1"><text:span text:style-name="T6">SortConstraint</text:span></text:p>
          <text:p text:style-name="P1"><text:span text:style-name="T8">Показывает, как сортируется колонка</text:span></text:p>
        </draw:rect>
        <draw:connector draw:style-name="gr2" draw:text-style-name="P2" draw:layer="layout" draw:line-skew="1.25cm" svg:x1="7.75cm" svg:y1="17.5cm" svg:x2="19cm" svg:y2="21cm" draw:start-shape="id1" draw:start-glue-point="2" draw:end-shape="id10" svg:d="m7750 17500v3000h11250v500">
          <text:p/>
        </draw:connector>
        <draw:connector draw:style-name="gr2" draw:text-style-name="P2" draw:layer="layout" draw:line-skew="-1.25cm" svg:x1="7.75cm" svg:y1="17.5cm" svg:x2="6.75cm" svg:y2="21cm" draw:start-shape="id1" draw:start-glue-point="2" draw:end-shape="id4" svg:d="m7750 17500v500h-1000v3000">
          <text:p/>
        </draw:connector>
        <draw:connector draw:style-name="gr2" draw:text-style-name="P2" draw:layer="layout" svg:x1="22.25cm" svg:y1="17cm" svg:x2="22.25cm" svg:y2="16.5cm" draw:start-shape="id11" draw:start-glue-point="0" draw:end-shape="id8" draw:end-glue-point="2" svg:d="m22250 17000v-500">
          <text:p/>
        </draw:connector>
        <draw:connector draw:style-name="gr3" draw:text-style-name="P2" draw:layer="layout" svg:x1="1.5cm" svg:y1="36.25cm" svg:x2="1.5cm" svg:y2="33.25cm" draw:start-shape="id12" draw:start-glue-point="3" draw:end-shape="id6" draw:end-glue-point="3" svg:d="m1500 36250h-501v-3000h501">
          <text:p/>
        </draw:connector>
        <draw:connector draw:style-name="gr3" draw:text-style-name="P2" draw:layer="layout" svg:x1="1.5cm" svg:y1="36.25cm" svg:x2="1.5cm" svg:y2="29.25cm" draw:start-shape="id12" draw:start-glue-point="3" draw:end-shape="id3" draw:end-glue-point="3" svg:d="m1500 36250h-501v-7000h501">
          <text:p/>
        </draw:connector>
        <draw:connector draw:style-name="gr3" draw:text-style-name="P2" draw:layer="layout" svg:x1="1.5cm" svg:y1="36.25cm" svg:x2="1.5cm" svg:y2="26cm" draw:start-shape="id12" draw:start-glue-point="3" draw:end-shape="id5" draw:end-glue-point="3" svg:d="m1500 36250h-501v-10250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size-complex="12pt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ennadiy Dobrovolsky</meta:initial-creator>
    <meta:creation-date>2010-10-03T22:35:49.31</meta:creation-date>
    <meta:generator>OpenOffice.org/3.1$Win32 OpenOffice.org_project/310m11$Build-9399</meta:generator>
    <dc:date>2010-10-04T00:42:09.60</dc:date>
    <dc:creator>Gennadiy Dobrovolsky</dc:creator>
    <meta:editing-duration>PT01H08M43S</meta:editing-duration>
    <meta:editing-cycles>10</meta:editing-cycles>
    <meta:document-statistic meta:object-count="28"/>
  </office:meta>
</office:document-meta>
</file>